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arisonImpl.ComparisonImpl( NamePathResolver resolver , DynamicOperandImpl operand1 , int operator , StaticOperandImpl operand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parisonImpl.getOp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arisonImpl.getOperand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arisonImpl.getOperand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arisonImpl.accept( QOMTreeVisitor visitor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